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1"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龙虎榜类BillBoard主要用于获取龙虎榜列表、个股上榜统计数据、营业部上榜统计数据、机构席位追踪统计数据及最近一个交易日机构席位成交明细统计等数据</text:p>
      <text:p text:style-name="Standard"/>
      <text:p text:style-name="Standard"/>
      <text:p text:style-name="Standard">[b](1)topList(date = None, retry=3, pause=0.001)[/b]</text:p>
      <text:p text:style-name="Standard">该方法用于获取每日龙虎榜列表</text:p>
      <text:p text:style-name="Standard"/>
      <text:p text:style-name="Standard">参数：</text:p>
      <text:p text:style-name="Standard">date:string</text:p>
      <text:p text:style-name="Standard"><text:s text:c="3"/>明细数据日期 format：YYYY-MM-DD 如果为空，返回最近一个交易日的数据</text:p>
      <text:p text:style-name="Standard">retry : int, 默认 3</text:p>
      <text:p text:style-name="Standard"><text:s text:c="3"/>如遇网络等问题重复执行的次数 </text:p>
      <text:p text:style-name="Standard">pause : int, 默认 0</text:p>
      <text:p text:style-name="Standard"><text:s text:c="3"/>重复请求数据过程中暂停的秒数，防止请求间隔时间太短出现的问题</text:p>
      <text:p text:style-name="Standard"/>
      <text:p text:style-name="Standard">返回值：</text:p>
      <text:p text:style-name="Standard">DataFrame or List: [{'code':, 'name':, ...}, ...]</text:p>
      <text:p text:style-name="Standard"><text:s text:c="3"/>code：代码</text:p>
      <text:p text:style-name="Standard"><text:s text:c="3"/>name ：名称</text:p>
      <text:p text:style-name="Standard"><text:s text:c="3"/>pchange：涨跌幅 <text:s text:c="4"/></text:p>
      <text:p text:style-name="Standard"><text:s text:c="3"/>amount：龙虎榜成交额(万)</text:p>
      <text:p text:style-name="Standard"><text:s text:c="3"/>buy：买入额(万)</text:p>
      <text:p text:style-name="Standard"><text:s text:c="3"/>bratio：占总成交比例</text:p>
      <text:p text:style-name="Standard"><text:s text:c="3"/>sell：卖出额(万)</text:p>
      <text:p text:style-name="Standard"><text:s text:c="3"/>sratio ：占总成交比例</text:p>
      <text:p text:style-name="Standard"><text:s text:c="3"/>reason：上榜原因</text:p>
      <text:p text:style-name="Standard"><text:s text:c="3"/>unscramble: 解读</text:p>
      <text:p text:style-name="Standard"><text:s text:c="3"/>date <text:s/>：日期</text:p>
      <text:p text:style-name="Standard"/>
      <text:p text:style-name="Standard">示例：</text:p>
      <text:p text:style-name="Standard">[i]import gugu as gg[/i]</text:p>
      <text:p text:style-name="Standard">[i]obj = gg.BillBoard()[/i] <text:s text:c="2"/># 创建龙虎榜类对象</text:p>
      <text:p text:style-name="Standard">[i]data = obj.topList(date='2019-03-14')[/i] <text:s text:c="2"/># 获取2019-03-14号虎榜列表数据</text:p>
      <text:p text:style-name="Standard">[i]obj.output()[/i] <text:s text:c="2"/># 输出数据</text:p>
      <text:p text:style-name="Standard"/>
      <text:p text:style-name="Standard">输出：</text:p>
      <text:p text:style-name="Standard"><text:s text:c="6"/>code <text:s text:c="2"/>name <text:s text:c="2"/>pchange <text:s/>... bratio sratio <text:s text:c="7"/>date</text:p>
      <text:p text:style-name="Standard">0 <text:s text:c="2"/>000068 <text:s text:c="2"/>华控赛格 <text:s/>-10.0264 <text:s/>... <text:s text:c="2"/>0.06 <text:s text:c="2"/>0.17 <text:s/>2019-03-14</text:p>
      <text:p text:style-name="Standard">1 <text:s text:c="2"/>000159 <text:s text:c="2"/>国际实业 <text:s text:c="2"/>10.0733 <text:s/>... <text:s text:c="2"/>0.31 <text:s text:c="2"/>0.12 <text:s/>2019-03-14</text:p>
      <text:p text:style-name="Standard">2 <text:s text:c="2"/>000682 <text:s text:c="2"/>东方电子 <text:s text:c="3"/>6.6335 <text:s/>... <text:s text:c="2"/>0.07 <text:s text:c="2"/>0.08 <text:s/>2019-03-14</text:p>
      <text:p text:style-name="Standard">3 <text:s text:c="2"/>000682 <text:s text:c="2"/>东方电子 <text:s text:c="3"/>6.6335 <text:s/>... <text:s text:c="2"/>0.07 <text:s text:c="2"/>0.08 <text:s/>2019-03-14</text:p>
      <text:p text:style-name="Standard">4 <text:s text:c="2"/>000715 <text:s text:c="2"/>中兴商业 <text:s text:c="3"/>9.9773 <text:s/>... <text:s text:c="2"/>0.30 <text:s text:c="2"/>0.15 <text:s/>2019-03-14</text:p>
      <text:p text:style-name="Standard">5 <text:s text:c="2"/>000788 <text:s text:c="2"/>北大医药 <text:s text:c="3"/>5.2632 <text:s/>... <text:s text:c="2"/>0.12 <text:s text:c="2"/>0.12 <text:s/>2019-03-14</text:p>
      <text:p text:style-name="Standard">6 <text:s text:c="2"/>000789 <text:s text:c="3"/>万年青 <text:s text:c="7"/>10 <text:s/>... <text:s text:c="2"/>0.21 <text:s text:c="2"/>0.12 <text:s/>2019-03-14</text:p>
      <text:p text:style-name="Standard">7 <text:s text:c="2"/>000793 <text:s text:c="2"/>华闻传媒 <text:s text:c="2"/>-9.8925 <text:s/>... <text:s text:c="2"/>0.05 <text:s text:c="2"/>0.13 <text:s/>2019-03-14</text:p>
      <text:p text:style-name="Standard">8 <text:s text:c="2"/>000806 <text:s text:c="2"/>银河生物 <text:s/>-10.0149 <text:s/>... <text:s text:c="2"/>0.06 <text:s text:c="2"/>0.08 <text:s/>2019-03-14</text:p>
      <text:p text:style-name="Standard">9 <text:s text:c="2"/>000839 <text:s text:c="2"/>中信国安 <text:s/>-10.0443 <text:s/>... <text:s text:c="2"/>0.14 <text:s text:c="2"/>0.20 <text:s/>2019-03-14</text:p>
      <text:p text:style-name="Standard">10 <text:s/>000931 <text:s text:c="3"/>中关村 <text:s/>-10.0204 <text:s/>... <text:s text:c="2"/>0.05 <text:s text:c="2"/>0.17 <text:s/>2019-03-14</text:p>
      <text:p text:style-name="Standard">11 <text:s/>000936 <text:s text:c="2"/>华西股份 <text:s text:c="2"/>-9.4183 <text:s/>... <text:s text:c="2"/>0.07 <text:s text:c="2"/>0.17 <text:s/>2019-03-14</text:p>
      <text:p text:style-name="Standard">12 <text:s/>000981 <text:s text:c="2"/>银亿股份 <text:s text:c="3"/>9.9783 <text:s/>... <text:s text:c="2"/>0.15 <text:s text:c="2"/>0.18 <text:s/>2019-03-14</text:p>
      <text:p text:style-name="Standard">13 <text:s/>000990 <text:s text:c="2"/>诚志股份 <text:s text:c="2"/>10.0121 <text:s/>... <text:s text:c="2"/>0.12 <text:s text:c="2"/>0.12 <text:s/>2019-03-14</text:p>
      <text:p text:style-name="Standard">14 <text:s/>002063 <text:s text:c="2"/>远光软件 <text:s text:c="2"/>-9.9828 <text:s/>... <text:s text:c="2"/>0.10 <text:s text:c="2"/>0.22 <text:s/>2019-03-14</text:p>
      <text:p text:style-name="Standard">15 <text:s/>002098 <text:s text:c="2"/>浔兴股份 <text:s text:c="2"/>10.0105 <text:s/>... <text:s text:c="2"/>0.18 <text:s text:c="2"/>0.06 <text:s/>2019-03-14</text:p>
      <text:p text:style-name="Standard"><text:soft-page-break/>16 <text:s/>002122 <text:s/>*ST天马 <text:s text:c="3"/>4.9242 <text:s/>... <text:s text:c="2"/>0.70 <text:s text:c="2"/>0.46 <text:s/>2019-03-14</text:p>
      <text:p text:style-name="Standard">17 <text:s/>002157 <text:s text:c="2"/>正邦科技 <text:s text:c="2"/>-9.9765 <text:s/>... <text:s text:c="2"/>0.15 <text:s text:c="2"/>0.14 <text:s/>2019-03-14</text:p>
      <text:p text:style-name="Standard">18 <text:s/>002297 <text:s text:c="2"/>博云新材 <text:s text:c="2"/>-5.7803 <text:s/>... <text:s text:c="2"/>0.06 <text:s text:c="2"/>0.19 <text:s/>2019-03-14</text:p>
      <text:p text:style-name="Standard">19 <text:s/>002299 <text:s text:c="2"/>圣农发展 <text:s text:c="6"/>-10 <text:s/>... <text:s text:c="2"/>0.20 <text:s text:c="2"/>0.25 <text:s/>2019-03-14</text:p>
      <text:p text:style-name="Standard">20 <text:s/>002356 <text:s text:c="2"/>赫美集团 <text:s text:c="2"/>10.0145 <text:s/>... <text:s text:c="2"/>0.30 <text:s text:c="2"/>0.57 <text:s/>2019-03-14</text:p>
      <text:p text:style-name="Standard">21 <text:s/>002458 <text:s text:c="2"/>益生股份 <text:s/>-10.0041 <text:s/>... <text:s text:c="2"/>0.15 <text:s text:c="2"/>0.18 <text:s/>2019-03-14</text:p>
      <text:p text:style-name="Standard">22 <text:s/>002495 <text:s text:c="2"/>佳隆股份 <text:s text:c="7"/>10 <text:s/>... <text:s text:c="2"/>0.10 <text:s text:c="2"/>0.14 <text:s/>2019-03-14</text:p>
      <text:p text:style-name="Standard">23 <text:s/>002495 <text:s text:c="2"/>佳隆股份 <text:s text:c="7"/>10 <text:s/>... <text:s text:c="2"/>0.07 <text:s text:c="2"/>0.14 <text:s/>2019-03-14</text:p>
      <text:p text:style-name="Standard">24 <text:s/>002535 <text:s text:c="2"/>林州重机 <text:s text:c="3"/>9.9138 <text:s/>... <text:s text:c="2"/>0.11 <text:s text:c="2"/>0.08 <text:s/>2019-03-14</text:p>
      <text:p text:style-name="Standard">25 <text:s/>002535 <text:s text:c="2"/>林州重机 <text:s text:c="3"/>9.9138 <text:s/>... <text:s text:c="2"/>0.09 <text:s text:c="2"/>0.07 <text:s/>2019-03-14</text:p>
      <text:p text:style-name="Standard">26 <text:s/>002565 <text:s text:c="2"/>顺灏股份 <text:s text:c="2"/>-9.9783 <text:s/>... <text:s text:c="2"/>0.06 <text:s text:c="2"/>0.16 <text:s/>2019-03-14</text:p>
      <text:p text:style-name="Standard">27 <text:s/>002617 <text:s text:c="2"/>露笑科技 <text:s text:c="3"/>6.8273 <text:s/>... <text:s text:c="2"/>0.07 <text:s text:c="2"/>0.07 <text:s/>2019-03-14</text:p>
      <text:p text:style-name="Standard">28 <text:s/>002684 <text:s text:c="2"/>猛狮科技 <text:s text:c="3"/>9.9863 <text:s/>... <text:s text:c="2"/>0.06 <text:s text:c="2"/>0.05 <text:s/>2019-03-14</text:p>
      <text:p text:style-name="Standard">29 <text:s/>002733 <text:s text:c="2"/>雄韬股份 <text:s text:c="2"/>-9.7463 <text:s/>... <text:s text:c="2"/>0.05 <text:s text:c="2"/>0.26 <text:s/>2019-03-14</text:p>
      <text:p text:style-name="Standard">.. <text:s text:c="4"/>... <text:s text:c="3"/>... <text:s text:c="6"/>... <text:s/>... <text:s text:c="3"/>... <text:s text:c="3"/>... <text:s text:c="8"/>...</text:p>
      <text:p text:style-name="Standard">42 <text:s/>300313 <text:s text:c="2"/>天山生物 <text:s text:c="3"/>9.9863 <text:s/>... <text:s text:c="2"/>0.14 <text:s text:c="2"/>0.10 <text:s/>2019-03-14</text:p>
      <text:p text:style-name="Standard">43 <text:s/>300531 <text:s text:c="3"/>优博讯 <text:s text:c="2"/>10.0086 <text:s/>... <text:s text:c="2"/>0.13 <text:s text:c="2"/>0.15 <text:s/>2019-03-14</text:p>
      <text:p text:style-name="Standard">44 <text:s/>300531 <text:s text:c="3"/>优博讯 <text:s text:c="2"/>10.0086 <text:s/>... <text:s text:c="2"/>0.10 <text:s text:c="2"/>0.14 <text:s/>2019-03-14</text:p>
      <text:p text:style-name="Standard">45 <text:s/>300579 <text:s text:c="2"/>数字认证 <text:s text:c="3"/>0.2642 <text:s/>... <text:s text:c="2"/>0.14 <text:s text:c="2"/>0.12 <text:s/>2019-03-14</text:p>
      <text:p text:style-name="Standard">46 <text:s/>300647 <text:s text:c="3"/>超频三 <text:s text:c="7"/>10 <text:s/>... <text:s text:c="2"/>0.08 <text:s text:c="2"/>0.05 <text:s/>2019-03-14</text:p>
      <text:p text:style-name="Standard">47 <text:s/>300647 <text:s text:c="3"/>超频三 <text:s text:c="7"/>10 <text:s/>... <text:s text:c="2"/>0.06 <text:s text:c="2"/>0.05 <text:s/>2019-03-14</text:p>
      <text:p text:style-name="Standard">48 <text:s/>300647 <text:s text:c="3"/>超频三 <text:s text:c="7"/>10 <text:s/>... <text:s text:c="2"/>0.08 <text:s text:c="2"/>0.05 <text:s/>2019-03-14</text:p>
      <text:p text:style-name="Standard">49 <text:s/>300648 <text:s text:c="2"/>星云股份 <text:s text:c="4"/>9.986 <text:s/>... <text:s text:c="2"/>0.24 <text:s text:c="2"/>0.26 <text:s/>2019-03-14</text:p>
      <text:p text:style-name="Standard">50 <text:s/>300658 <text:s text:c="2"/>延江股份 <text:s text:c="3"/>8.2759 <text:s/>... <text:s text:c="2"/>0.28 <text:s text:c="2"/>0.17 <text:s/>2019-03-14</text:p>
      <text:p text:style-name="Standard">51 <text:s/>300713 <text:s text:c="3"/>英可瑞 <text:s text:c="7"/>10 <text:s/>... <text:s text:c="2"/>0.12 <text:s text:c="2"/>0.08 <text:s/>2019-03-14</text:p>
      <text:p text:style-name="Standard">52 <text:s/>300741 <text:s text:c="2"/>华宝股份 <text:s text:c="3"/>9.4552 <text:s/>... <text:s text:c="2"/>0.12 <text:s text:c="2"/>0.12 <text:s/>2019-03-14</text:p>
      <text:p text:style-name="Standard">53 <text:s/>300741 <text:s text:c="2"/>华宝股份 <text:s text:c="3"/>9.4552 <text:s/>... <text:s text:c="2"/>0.09 <text:s text:c="2"/>0.14 <text:s/>2019-03-14</text:p>
      <text:p text:style-name="Standard">54 <text:s/>300746 <text:s text:c="2"/>汉嘉设计 <text:s text:c="2"/>-1.8275 <text:s/>... <text:s text:c="2"/>0.04 <text:s text:c="2"/>0.07 <text:s/>2019-03-14</text:p>
      <text:p text:style-name="Standard">55 <text:s/>300762 <text:s text:c="2"/>上海瀚讯 <text:s text:c="2"/>43.9803 <text:s/>... <text:s text:c="2"/>0.99 <text:s text:c="2"/>0.17 <text:s/>2019-03-14</text:p>
      <text:p text:style-name="Standard">56 <text:s/>600064 <text:s text:c="2"/>南京高科 <text:s text:c="3"/>4.6434 <text:s/>... <text:s text:c="2"/>0.05 <text:s text:c="2"/>0.04 <text:s/>2019-03-14</text:p>
      <text:p text:style-name="Standard">57 <text:s/>600067 <text:s text:c="2"/>冠城大通 <text:s text:c="2"/>10.1099 <text:s/>... <text:s text:c="2"/>0.09 <text:s text:c="2"/>0.14 <text:s/>2019-03-14</text:p>
      <text:p text:style-name="Standard">58 <text:s/>600290 <text:s text:c="2"/>华仪电气 <text:s text:c="2"/>10.0575 <text:s/>... <text:s text:c="2"/>0.06 <text:s text:c="2"/>0.04 <text:s/>2019-03-14</text:p>
      <text:p text:style-name="Standard">59 <text:s/>600375 <text:s text:c="2"/>华菱星马 <text:s/>-10.0424 <text:s/>... <text:s text:c="2"/>0.12 <text:s text:c="2"/>0.13 <text:s/>2019-03-14</text:p>
      <text:p text:style-name="Standard">60 <text:s/>600391 <text:s text:c="2"/>航发科技 <text:s text:c="3"/>2.3588 <text:s/>... <text:s text:c="2"/>0.06 <text:s text:c="2"/>0.05 <text:s/>2019-03-14</text:p>
      <text:p text:style-name="Standard">61 <text:s/>600421 <text:s text:c="2"/>ST仰帆 <text:s text:c="3"/>5.0476 <text:s/>... <text:s text:c="2"/>0.35 <text:s text:c="2"/>0.36 <text:s/>2019-03-14</text:p>
      <text:p text:style-name="Standard">62 <text:s/>600698 <text:s text:c="2"/>湖南天雁 <text:s text:c="2"/>10.0939 <text:s/>... <text:s text:c="2"/>0.10 <text:s text:c="2"/>0.09 <text:s/>2019-03-14</text:p>
      <text:p text:style-name="Standard">63 <text:s/>600825 <text:s text:c="2"/>新华传媒 <text:s/>-10.0522 <text:s/>... <text:s text:c="2"/>0.11 <text:s text:c="2"/>0.10 <text:s/>2019-03-14</text:p>
      <text:p text:style-name="Standard">64 <text:s/>600836 <text:s text:c="2"/>界龙实业 <text:s/>-10.0639 <text:s/>... <text:s text:c="2"/>0.05 <text:s text:c="2"/>0.08 <text:s/>2019-03-14</text:p>
      <text:p text:style-name="Standard">65 <text:s/>600856 <text:s text:c="2"/>中天能源 <text:s text:c="2"/>10.0642 <text:s/>... <text:s text:c="2"/>0.22 <text:s text:c="2"/>0.12 <text:s/>2019-03-14</text:p>
      <text:p text:style-name="Standard">66 <text:s/>600895 <text:s text:c="2"/>张江高科 <text:s text:c="2"/>-5.6013 <text:s/>... <text:s text:c="2"/>0.06 <text:s text:c="2"/>0.14 <text:s/>2019-03-14</text:p>
      <text:p text:style-name="Standard">67 <text:s/>601066 <text:s text:c="2"/>中信建投 <text:s text:c="3"/>2.4505 <text:s/>... <text:s text:c="2"/>0.05 <text:s text:c="2"/>0.06 <text:s/>2019-03-14</text:p>
      <text:p text:style-name="Standard">68 <text:s/>601865 <text:s text:c="3"/>福莱特 <text:s text:c="3"/>4.3593 <text:s/>... <text:s text:c="2"/>0.08 <text:s text:c="2"/>0.05 <text:s/>2019-03-14</text:p>
      <text:p text:style-name="Standard">69 <text:s/>603956 <text:s text:c="3"/>威派格 <text:s text:c="3"/>3.6736 <text:s/>... <text:s text:c="2"/>0.09 <text:s text:c="2"/>0.10 <text:s/>2019-03-14</text:p>
      <text:p text:style-name="Standard">70 <text:s/>603956 <text:s text:c="3"/>威派格 <text:s text:c="3"/>3.6736 <text:s/>... <text:s text:c="2"/>0.06 <text:s text:c="2"/>0.13 <text:s/>2019-03-14</text:p>
      <text:p text:style-name="Standard">71 <text:s/>603997 <text:s text:c="2"/>继峰股份 <text:s text:c="4"/>8.506 <text:s/>... <text:s text:c="2"/>0.14 <text:s text:c="2"/>0.26 <text:s/>2019-03-14</text:p>
      <text:p text:style-name="Standard"/>
      <text:p text:style-name="Standard"/>
      <text:p text:style-name="Standard">[b](2)countTops(days=5, retry=3, pause=0.001)[/b]</text:p>
      <text:p text:style-name="Standard">该方法用于获取个股上榜统计数据</text:p>
      <text:p text:style-name="Standard"/>
      <text:p text:style-name="Standard">参数：</text:p>
      <text:p text:style-name="Standard">days:int</text:p>
      <text:p text:style-name="Standard"><text:s text:c="3"/>天数，统计n天以来上榜次数，默认为5天，其余是10、30、60</text:p>
      <text:p text:style-name="Standard"><text:soft-page-break/>retry : int, 默认 3</text:p>
      <text:p text:style-name="Standard"><text:s text:c="3"/>如遇网络等问题重复执行的次数 </text:p>
      <text:p text:style-name="Standard">pause : int, 默认 0</text:p>
      <text:p text:style-name="Standard"><text:s text:c="3"/>重复请求数据过程中暂停的秒数，防止请求间隔时间太短出现的问题</text:p>
      <text:p text:style-name="Standard"/>
      <text:p text:style-name="Standard">返回值：</text:p>
      <text:p text:style-name="Standard">DataFrame or List: [{'code':, 'name':, ...}, ...]</text:p>
      <text:p text:style-name="Standard"><text:s text:c="3"/>code：代码</text:p>
      <text:p text:style-name="Standard"><text:s text:c="3"/>name：名称</text:p>
      <text:p text:style-name="Standard"><text:s text:c="3"/>count：上榜次数</text:p>
      <text:p text:style-name="Standard"><text:s text:c="3"/>bamount：累积购买额(万) <text:s text:c="4"/></text:p>
      <text:p text:style-name="Standard"><text:s text:c="3"/>samount：累积卖出额(万)</text:p>
      <text:p text:style-name="Standard"><text:s text:c="3"/>net：净额(万)</text:p>
      <text:p text:style-name="Standard"><text:s text:c="3"/>bcount：买入席位数</text:p>
      <text:p text:style-name="Standard"><text:s text:c="3"/>scount：卖出席位数</text:p>
      <text:p text:style-name="Standard"/>
      <text:p text:style-name="Standard">示例：</text:p>
      <text:p text:style-name="Standard">[i]import gugu as gg[/i]</text:p>
      <text:p text:style-name="Standard">[i]obj = gg.BillBoard()[/i] <text:s text:c="2"/># 创建龙虎榜类对象</text:p>
      <text:p text:style-name="Standard">[i]data = obj.countTops()[/i] <text:s text:c="2"/># 获取5天以来个股上榜统计数据</text:p>
      <text:p text:style-name="Standard">[i]obj.output()[/i] <text:s text:c="2"/># 输出数据</text:p>
      <text:p text:style-name="Standard"/>
      <text:p text:style-name="Standard">输出：</text:p>
      <text:p text:style-name="Standard"><text:s text:c="7"/>code <text:s/>name <text:s/>count <text:s text:c="3"/>bamount <text:s text:c="3"/>samount <text:s text:c="7"/>net <text:s/>bcount <text:s/>scount</text:p>
      <text:p text:style-name="Standard">0 <text:s text:c="3"/>000839 <text:s/>中信国安 <text:s text:c="5"/>2 <text:s/>185278.34 <text:s text:c="2"/>88044.47 <text:s text:c="2"/>97233.87 <text:s text:c="5"/>11 <text:s text:c="5"/>12</text:p>
      <text:p text:style-name="Standard">1 <text:s text:c="3"/>300033 <text:s text:c="2"/>同花顺 <text:s text:c="5"/>1 <text:s text:c="2"/>56049.88 <text:s text:c="2"/>17746.81 <text:s text:c="2"/>38303.07 <text:s text:c="6"/>5 <text:s text:c="6"/>5</text:p>
      <text:p text:style-name="Standard">2 <text:s text:c="3"/>600460 <text:s text:c="2"/>士兰微 <text:s text:c="5"/>1 <text:s text:c="2"/>57934.75 <text:s text:c="2"/>33395.57 <text:s text:c="2"/>24539.18 <text:s text:c="6"/>5 <text:s text:c="6"/>5</text:p>
      <text:p text:style-name="Standard">3 <text:s text:c="3"/>600226 <text:s/>瀚叶股份 <text:s text:c="5"/>1 <text:s text:c="2"/>40676.28 <text:s text:c="2"/>23854.35 <text:s text:c="2"/>16821.93 <text:s text:c="6"/>7 <text:s text:c="6"/>8</text:p>
      <text:p text:style-name="Standard">4 <text:s text:c="3"/>002437 <text:s/>誉衡药业 <text:s text:c="5"/>4 <text:s text:c="2"/>55466.03 <text:s text:c="2"/>42309.98 <text:s text:c="2"/>13156.05 <text:s text:c="5"/>17 <text:s text:c="5"/>15</text:p>
      <text:p text:style-name="Standard">5 <text:s text:c="3"/>600776 <text:s/>东方通信 <text:s text:c="5"/>1 <text:s text:c="2"/>32290.53 <text:s text:c="2"/>20463.57 <text:s text:c="2"/>11826.96 <text:s text:c="6"/>5 <text:s text:c="6"/>5</text:p>
      <text:p text:style-name="Standard">6 <text:s text:c="3"/>300759 <text:s/>康龙化成 <text:s text:c="5"/>1 <text:s text:c="2"/>14702.77 <text:s text:c="3"/>3101.34 <text:s text:c="2"/>11601.43 <text:s text:c="6"/>4 <text:s text:c="6"/>5</text:p>
      <text:p text:style-name="Standard">7 <text:s text:c="3"/>300539 <text:s/>横河模具 <text:s text:c="5"/>1 <text:s text:c="2"/>21578.25 <text:s text:c="2"/>10277.09 <text:s text:c="2"/>11301.16 <text:s text:c="6"/>6 <text:s text:c="6"/>7</text:p>
      <text:p text:style-name="Standard">8 <text:s text:c="3"/>603421 <text:s/>鼎信通讯 <text:s text:c="5"/>1 <text:s text:c="2"/>28292.73 <text:s text:c="2"/>17053.28 <text:s text:c="2"/>11239.45 <text:s text:c="6"/>5 <text:s text:c="6"/>5</text:p>
      <text:p text:style-name="Standard">9 <text:s text:c="3"/>600928 <text:s/>西安银行 <text:s text:c="5"/>2 <text:s text:c="2"/>34205.87 <text:s text:c="2"/>23062.17 <text:s text:c="2"/>11143.70 <text:s text:c="6"/>7 <text:s text:c="5"/>10</text:p>
      <text:p text:style-name="Standard">10 <text:s text:c="2"/>002157 <text:s/>正邦科技 <text:s text:c="5"/>3 <text:s/>142652.44 <text:s/>132041.46 <text:s text:c="2"/>10610.98 <text:s text:c="5"/>10 <text:s text:c="5"/>11</text:p>
      <text:p text:style-name="Standard">11 <text:s text:c="2"/>002477 <text:s/>雏鹰农牧 <text:s text:c="5"/>1 <text:s text:c="2"/>17391.66 <text:s text:c="3"/>6814.80 <text:s text:c="2"/>10576.85 <text:s text:c="6"/>5 <text:s text:c="6"/>5</text:p>
      <text:p text:style-name="Standard">12 <text:s text:c="2"/>000789 <text:s text:c="2"/>万年青 <text:s text:c="5"/>1 <text:s text:c="2"/>24090.93 <text:s text:c="2"/>13751.37 <text:s text:c="2"/>10339.56 <text:s text:c="6"/>5 <text:s text:c="6"/>5</text:p>
      <text:p text:style-name="Standard">13 <text:s text:c="2"/>000723 <text:s/>美锦能源 <text:s text:c="5"/>1 <text:s text:c="2"/>37948.81 <text:s text:c="2"/>27882.26 <text:s text:c="2"/>10066.55 <text:s text:c="6"/>5 <text:s text:c="6"/>5</text:p>
      <text:p text:style-name="Standard">14 <text:s text:c="2"/>002371 <text:s/>北方华创 <text:s text:c="5"/>2 <text:s text:c="2"/>58386.53 <text:s text:c="2"/>48543.80 <text:s text:c="3"/>9842.73 <text:s text:c="6"/>4 <text:s text:c="6"/>8</text:p>
      <text:p text:style-name="Standard">15 <text:s text:c="2"/>002234 <text:s/>民和股份 <text:s text:c="5"/>2 <text:s text:c="2"/>40395.94 <text:s text:c="2"/>30733.16 <text:s text:c="3"/>9662.78 <text:s text:c="6"/>6 <text:s text:c="6"/>7</text:p>
      <text:p text:style-name="Standard">16 <text:s text:c="2"/>600624 <text:s/>复旦复华 <text:s text:c="5"/>2 <text:s text:c="2"/>27700.92 <text:s text:c="2"/>18382.01 <text:s text:c="3"/>9318.91 <text:s text:c="5"/>12 <text:s text:c="5"/>13</text:p>
      <text:p text:style-name="Standard">17 <text:s text:c="2"/>002011 <text:s/>盾安环境 <text:s text:c="5"/>1 <text:s text:c="2"/>14046.48 <text:s text:c="3"/>5563.80 <text:s text:c="3"/>8482.68 <text:s text:c="6"/>5 <text:s text:c="6"/>5</text:p>
      <text:p text:style-name="Standard">18 <text:s text:c="2"/>601865 <text:s text:c="2"/>福莱特 <text:s text:c="5"/>4 <text:s text:c="2"/>42797.31 <text:s text:c="2"/>34331.59 <text:s text:c="3"/>8465.72 <text:s text:c="5"/>19 <text:s text:c="5"/>20</text:p>
      <text:p text:style-name="Standard">19 <text:s text:c="2"/>300170 <text:s/>汉得信息 <text:s text:c="5"/>2 <text:s text:c="2"/>72541.46 <text:s text:c="2"/>64107.22 <text:s text:c="3"/>8434.25 <text:s text:c="6"/>9 <text:s text:c="6"/>9</text:p>
      <text:p text:style-name="Standard">20 <text:s text:c="2"/>300085 <text:s text:c="2"/>银之杰 <text:s text:c="5"/>1 <text:s text:c="2"/>18366.90 <text:s text:c="2"/>10016.27 <text:s text:c="3"/>8350.64 <text:s text:c="6"/>5 <text:s text:c="6"/>5</text:p>
      <text:p text:style-name="Standard">21 <text:s text:c="2"/>000811 <text:s/>冰轮环境 <text:s text:c="5"/>1 <text:s text:c="2"/>11498.87 <text:s text:c="3"/>3198.64 <text:s text:c="3"/>8300.23 <text:s text:c="6"/>3 <text:s text:c="6"/>5</text:p>
      <text:p text:style-name="Standard">22 <text:s text:c="2"/>002175 <text:s/>东方网络 <text:s text:c="5"/>3 <text:s text:c="2"/>57069.06 <text:s text:c="2"/>49214.26 <text:s text:c="3"/>7854.80 <text:s text:c="5"/>13 <text:s text:c="5"/>13</text:p>
      <text:p text:style-name="Standard">23 <text:s text:c="2"/>000911 <text:s/>南宁糖业 <text:s text:c="5"/>1 <text:s text:c="2"/>16792.65 <text:s text:c="3"/>9334.93 <text:s text:c="3"/>7457.72 <text:s text:c="6"/>4 <text:s text:c="6"/>5</text:p>
      <text:p text:style-name="Standard">24 <text:s text:c="2"/>600136 <text:s/>当代明诚 <text:s text:c="5"/>1 <text:s text:c="2"/>18979.34 <text:s text:c="2"/>11654.13 <text:s text:c="3"/>7325.21 <text:s text:c="6"/>4 <text:s text:c="6"/>4</text:p>
      <text:p text:style-name="Standard">25 <text:s text:c="2"/>600351 <text:s/>亚宝药业 <text:s text:c="5"/>1 <text:s text:c="2"/>17117.69 <text:s text:c="2"/>10080.38 <text:s text:c="3"/>7037.31 <text:s text:c="6"/>5 <text:s text:c="6"/>5</text:p>
      <text:p text:style-name="Standard">26 <text:s text:c="2"/>300139 <text:s/>晓程科技 <text:s text:c="5"/>3 <text:s text:c="2"/>34917.97 <text:s text:c="2"/>28003.32 <text:s text:c="3"/>6914.65 <text:s text:c="5"/>14 <text:s text:c="5"/>15</text:p>
      <text:p text:style-name="Standard">27 <text:s text:c="2"/>000993 <text:s/>闽东电力 <text:s text:c="5"/>1 <text:s text:c="3"/>9096.54 <text:s text:c="3"/>2360.70 <text:s text:c="3"/>6735.84 <text:s text:c="6"/>5 <text:s text:c="6"/>5</text:p>
      <text:p text:style-name="Standard">28 <text:s text:c="2"/>600290 <text:s/>华仪电气 <text:s text:c="5"/>4 <text:s text:c="2"/>45020.57 <text:s text:c="2"/>38313.65 <text:s text:c="3"/>6706.92 <text:s text:c="5"/>17 <text:s text:c="5"/>13</text:p>
      <text:p text:style-name="Standard"><text:soft-page-break/>29 <text:s text:c="2"/>000955 <text:s/>欣龙控股 <text:s text:c="5"/>1 <text:s text:c="3"/>9323.05 <text:s text:c="3"/>2627.40 <text:s text:c="3"/>6695.65 <text:s text:c="6"/>5 <text:s text:c="6"/>5</text:p>
      <text:p text:style-name="Standard">.. <text:s text:c="5"/>... <text:s text:c="2"/>... <text:s text:c="3"/>... <text:s text:c="7"/>... <text:s text:c="7"/>... <text:s text:c="7"/>... <text:s text:c="4"/>... <text:s text:c="4"/>...</text:p>
      <text:p text:style-name="Standard">181 <text:s/>002285 <text:s text:c="2"/>世联行 <text:s text:c="5"/>1 <text:s text:c="2"/>36121.36 <text:s text:c="2"/>45139.87 <text:s text:c="2"/>-9018.51 <text:s text:c="6"/>5 <text:s text:c="6"/>5</text:p>
      <text:p text:style-name="Standard">182 <text:s/>002063 <text:s/>远光软件 <text:s text:c="5"/>2 <text:s text:c="2"/>31970.32 <text:s text:c="2"/>41556.75 <text:s text:c="2"/>-9586.43 <text:s text:c="5"/>10 <text:s text:c="5"/>10</text:p>
      <text:p text:style-name="Standard">183 <text:s/>601615 <text:s/>明阳智能 <text:s text:c="5"/>4 <text:s text:c="2"/>54864.13 <text:s text:c="2"/>65211.15 <text:s/>-10347.02 <text:s text:c="5"/>16 <text:s text:c="5"/>16</text:p>
      <text:p text:style-name="Standard">184 <text:s/>000936 <text:s/>华西股份 <text:s text:c="5"/>1 <text:s text:c="3"/>9419.73 <text:s text:c="2"/>20157.73 <text:s/>-10738.00 <text:s text:c="6"/>5 <text:s text:c="6"/>5</text:p>
      <text:p text:style-name="Standard">185 <text:s/>300423 <text:s text:c="2"/>鲁亿通 <text:s text:c="5"/>1 <text:s text:c="3"/>7542.14 <text:s text:c="2"/>18353.11 <text:s/>-10810.98 <text:s text:c="6"/>5 <text:s text:c="6"/>5</text:p>
      <text:p text:style-name="Standard">186 <text:s/>002750 <text:s/>龙津药业 <text:s text:c="5"/>3 <text:s text:c="2"/>42876.44 <text:s text:c="2"/>53852.29 <text:s/>-10975.85 <text:s text:c="5"/>13 <text:s text:c="5"/>15</text:p>
      <text:p text:style-name="Standard">187 <text:s/>002565 <text:s/>顺灏股份 <text:s text:c="5"/>2 <text:s text:c="2"/>22960.74 <text:s text:c="2"/>33947.59 <text:s/>-10986.85 <text:s text:c="5"/>10 <text:s text:c="5"/>10</text:p>
      <text:p text:style-name="Standard">188 <text:s/>600406 <text:s/>国电南瑞 <text:s text:c="5"/>1 <text:s text:c="2"/>35716.15 <text:s text:c="2"/>48103.03 <text:s/>-12386.88 <text:s text:c="6"/>2 <text:s text:c="6"/>4</text:p>
      <text:p text:style-name="Standard">189 <text:s/>000670 <text:s text:c="2"/>盈方微 <text:s text:c="5"/>4 <text:s text:c="2"/>79982.54 <text:s text:c="2"/>92803.81 <text:s/>-12821.28 <text:s text:c="5"/>21 <text:s text:c="5"/>18</text:p>
      <text:p text:style-name="Standard">190 <text:s/>600604 <text:s/>市北高新 <text:s text:c="5"/>3 <text:s text:c="2"/>88560.02 <text:s/>102294.33 <text:s/>-13734.31 <text:s text:c="5"/>11 <text:s text:c="5"/>11</text:p>
      <text:p text:style-name="Standard">191 <text:s/>600131 <text:s/>岷江水电 <text:s text:c="5"/>3 <text:s text:c="2"/>85588.14 <text:s/>101030.16 <text:s/>-15442.02 <text:s text:c="6"/>8 <text:s text:c="6"/>3</text:p>
      <text:p text:style-name="Standard">192 <text:s/>002495 <text:s/>佳隆股份 <text:s text:c="5"/>2 <text:s text:c="2"/>21184.12 <text:s text:c="2"/>37609.32 <text:s/>-16425.20 <text:s text:c="5"/>12 <text:s text:c="5"/>12</text:p>
      <text:p text:style-name="Standard">193 <text:s/>603000 <text:s text:c="2"/>人民网 <text:s text:c="5"/>1 <text:s text:c="2"/>95506.23 <text:s/>112655.55 <text:s/>-17149.32 <text:s text:c="6"/>7 <text:s text:c="6"/>8</text:p>
      <text:p text:style-name="Standard">194 <text:s/>002765 <text:s/>蓝黛传动 <text:s text:c="5"/>1 <text:s text:c="3"/>4521.48 <text:s text:c="2"/>23037.72 <text:s/>-18516.23 <text:s text:c="6"/>5 <text:s text:c="6"/>5</text:p>
      <text:p text:style-name="Standard">195 <text:s/>002916 <text:s/>深南电路 <text:s text:c="5"/>1 <text:s text:c="2"/>17082.55 <text:s text:c="2"/>36509.67 <text:s/>-19427.12 <text:s text:c="6"/>4 <text:s text:c="6"/>5</text:p>
      <text:p text:style-name="Standard">196 <text:s/>000971 <text:s/>高升控股 <text:s text:c="5"/>4 <text:s text:c="2"/>30247.64 <text:s text:c="2"/>50389.63 <text:s/>-20141.99 <text:s text:c="5"/>16 <text:s text:c="5"/>15</text:p>
      <text:p text:style-name="Standard">197 <text:s/>000876 <text:s text:c="2"/>新希望 <text:s text:c="5"/>2 <text:s text:c="2"/>49836.70 <text:s text:c="2"/>71504.40 <text:s/>-21667.71 <text:s text:c="6"/>7 <text:s text:c="6"/>4</text:p>
      <text:p text:style-name="Standard">198 <text:s/>600536 <text:s/>中国软件 <text:s text:c="5"/>2 <text:s text:c="2"/>59752.89 <text:s text:c="2"/>82138.78 <text:s/>-22385.89 <text:s text:c="6"/>8 <text:s text:c="6"/>8</text:p>
      <text:p text:style-name="Standard">199 <text:s/>000981 <text:s/>银亿股份 <text:s text:c="5"/>4 <text:s text:c="2"/>59877.03 <text:s text:c="2"/>82582.80 <text:s/>-22705.78 <text:s text:c="5"/>18 <text:s text:c="5"/>16</text:p>
      <text:p text:style-name="Standard">200 <text:s/>002124 <text:s/>天邦股份 <text:s text:c="5"/>2 <text:s text:c="2"/>25492.14 <text:s text:c="2"/>49795.70 <text:s/>-24303.55 <text:s text:c="6"/>8 <text:s text:c="5"/>10</text:p>
      <text:p text:style-name="Standard">201 <text:s/>002600 <text:s/>领益智造 <text:s text:c="5"/>1 <text:s text:c="2"/>14520.75 <text:s text:c="2"/>41767.35 <text:s/>-27246.61 <text:s text:c="6"/>5 <text:s text:c="6"/>4</text:p>
      <text:p text:style-name="Standard">202 <text:s/>000818 <text:s/>航锦科技 <text:s text:c="5"/>1 <text:s text:c="2"/>28452.20 <text:s text:c="2"/>58672.02 <text:s/>-30219.82 <text:s text:c="6"/>5 <text:s text:c="6"/>5</text:p>
      <text:p text:style-name="Standard">203 <text:s/>002733 <text:s/>雄韬股份 <text:s text:c="5"/>1 <text:s text:c="3"/>7681.49 <text:s text:c="2"/>38178.68 <text:s/>-30497.19 <text:s text:c="6"/>5 <text:s text:c="6"/>5</text:p>
      <text:p text:style-name="Standard">204 <text:s/>002356 <text:s/>赫美集团 <text:s text:c="5"/>3 <text:s text:c="2"/>39324.12 <text:s text:c="2"/>71314.55 <text:s/>-31990.43 <text:s text:c="5"/>14 <text:s text:c="5"/>14</text:p>
      <text:p text:style-name="Standard">205 <text:s/>300498 <text:s/>温氏股份 <text:s text:c="5"/>1 <text:s text:c="2"/>76078.84 <text:s/>110188.18 <text:s/>-34109.34 <text:s text:c="6"/>4 <text:s text:c="6"/>5</text:p>
      <text:p text:style-name="Standard">206 <text:s/>000050 <text:s/>深天马A <text:s text:c="5"/>1 <text:s text:c="2"/>25847.90 <text:s text:c="2"/>62577.52 <text:s/>-36729.62 <text:s text:c="6"/>5 <text:s text:c="6"/>5</text:p>
      <text:p text:style-name="Standard">207 <text:s/>600756 <text:s/>浪潮软件 <text:s text:c="5"/>2 <text:s text:c="2"/>23801.21 <text:s text:c="2"/>60848.62 <text:s/>-37047.41 <text:s text:c="5"/>10 <text:s text:c="5"/>10</text:p>
      <text:p text:style-name="Standard">208 <text:s/>601519 <text:s text:c="2"/>大智慧 <text:s text:c="5"/>1 <text:s text:c="2"/>14927.01 <text:s text:c="2"/>53884.71 <text:s/>-38957.70 <text:s text:c="6"/>5 <text:s text:c="6"/>5</text:p>
      <text:p text:style-name="Standard">209 <text:s/>300280 <text:s/>紫天科技 <text:s text:c="5"/>1 <text:s text:c="2"/>27459.50 <text:s/>113345.08 <text:s/>-85885.58 <text:s text:c="6"/>8 <text:s text:c="6"/>9</text:p>
      <text:p text:style-name="Standard">210 <text:s/>300017 <text:s/>网宿科技 <text:s text:c="5"/>4 <text:s/>287853.96 <text:s/>443788.57 -155934.62 <text:s text:c="5"/>14 <text:s text:c="5"/>15</text:p>
      <text:p text:style-name="Standard"/>
      <text:p text:style-name="Standard"/>
      <text:p text:style-name="Standard">[b](3)brokerTops(days=5, retry=3, pause=0.001)[/b]</text:p>
      <text:p text:style-name="Standard">该方法用于获取营业部上榜统计数据</text:p>
      <text:p text:style-name="Standard"/>
      <text:p text:style-name="Standard">参数：</text:p>
      <text:p text:style-name="Standard">days:int</text:p>
      <text:p text:style-name="Standard"><text:s text:c="3"/>天数，统计n天以来上榜次数，默认为5天，其余是10、30、60</text:p>
      <text:p text:style-name="Standard">retry : int, 默认 3</text:p>
      <text:p text:style-name="Standard"><text:s text:c="3"/>如遇网络等问题重复执行的次数 </text:p>
      <text:p text:style-name="Standard">pause : int, 默认 0</text:p>
      <text:p text:style-name="Standard"><text:s text:c="3"/>重复请求数据过程中暂停的秒数，防止请求间隔时间太短出现的问题</text:p>
      <text:p text:style-name="Standard"/>
      <text:p text:style-name="Standard">返回值：</text:p>
      <text:p text:style-name="Standard">DataFrame or List: [{'broker':, 'count':, ...}, ...]</text:p>
      <text:p text:style-name="Standard"><text:s text:c="3"/>broker：营业部名称</text:p>
      <text:p text:style-name="Standard"><text:s text:c="3"/>count：上榜次数</text:p>
      <text:p text:style-name="Standard"><text:s text:c="3"/>bamount：累积购买额(万)</text:p>
      <text:p text:style-name="Standard"><text:s text:c="3"/>bcount：买入席位数</text:p>
      <text:p text:style-name="Standard"><text:s text:c="3"/>samount：累积卖出额(万)</text:p>
      <text:p text:style-name="Standard"><text:s text:c="3"/>scount：卖出席位数</text:p>
      <text:p text:style-name="Standard"><text:soft-page-break/><text:s text:c="3"/>top3：买入前三股票</text:p>
      <text:p text:style-name="Standard"/>
      <text:p text:style-name="Standard">示例：</text:p>
      <text:p text:style-name="Standard">[i]import gugu as gg[/i]</text:p>
      <text:p text:style-name="Standard">[i]obj = gg.BillBoard()[/i] <text:s text:c="2"/># 创建龙虎榜类对象</text:p>
      <text:p text:style-name="Standard">[i]data = obj.brokerTops()[/i] <text:s text:c="2"/># 获取5天以来营业部上榜统计数据</text:p>
      <text:p text:style-name="Standard">[i]obj.output()[/i] <text:s text:c="2"/># 输出数据</text:p>
      <text:p text:style-name="Standard"/>
      <text:p text:style-name="Standard">输出：</text:p>
      <text:p text:style-name="Standard"><text:s text:c="26"/>broker <text:s/>count <text:s/>... <text:s/>scount <text:s text:c="12"/>top3</text:p>
      <text:p text:style-name="Standard">0 <text:s text:c="8"/>中国银河证券股份有限公司杭州新塘路证券营业部 <text:s text:c="5"/>3 <text:s/>... <text:s text:c="6"/>1 <text:s text:c="2"/>深天马A,新联电子,领益智造</text:p>
      <text:p text:style-name="Standard">1 <text:s text:c="10"/>中信证券股份有限公司长兴明珠路证券营业部 <text:s text:c="5"/>5 <text:s/>... <text:s text:c="6"/>3 <text:s text:c="8"/>盈方微,朗源股份</text:p>
      <text:p text:style-name="Standard">2 <text:s text:c="9"/>西南证券股份有限公司杭州庆春东路证券营业部 <text:s text:c="5"/>4 <text:s/>... <text:s text:c="6"/>2 <text:s text:c="2"/>深天马A,远光软件,领益智造</text:p>
      <text:p text:style-name="Standard">3 <text:s text:c="10"/>长城证券股份有限公司仙桃钱沟路证券营业部 <text:s text:c="5"/>8 <text:s/>... <text:s text:c="6"/>4 <text:s text:c="2"/>盈方微,东信和平,东方网络,</text:p>
      <text:p text:style-name="Standard">4 <text:s text:c="10"/>光大证券股份有限公司杭州庆春路证券营业部 <text:s text:c="5"/>2 <text:s/>... <text:s text:c="6"/>1 <text:s text:c="7"/>深天马A,领益智造</text:p>
      <text:p text:style-name="Standard">5 <text:s text:c="11"/>中信证券股份有限公司深圳总部证券营业部 <text:s text:c="4"/>12 <text:s/>... <text:s text:c="6"/>7 <text:s text:c="2"/>盈方微,民和股份,仙坛股份,</text:p>
      <text:p text:style-name="Standard">6 <text:s text:c="4"/>西藏东方财富证券股份有限公司拉萨团结路第二证券营业部 <text:s text:c="3"/>192 <text:s/>... <text:s text:c="5"/>71 <text:s text:c="2"/>士兰微,中信建投,东方通信,</text:p>
      <text:p text:style-name="Standard">7 <text:s text:c="10"/>中信证券股份有限公司杭州延安路证券营业部 <text:s text:c="4"/>10 <text:s/>... <text:s text:c="6"/>2 <text:s text:c="2"/>岷江水电,名家汇,新联电子,</text:p>
      <text:p text:style-name="Standard">8 <text:s text:c="15"/>兴业证券股份有限公司陕西分公司 <text:s text:c="5"/>5 <text:s/>... <text:s text:c="6"/>1 <text:s text:c="3"/>中信国安,士兰微,深天马A</text:p>
      <text:p text:style-name="Standard">9 <text:s text:c="13"/>中国中投证券有限责任公司深圳分公司 <text:s text:c="5"/>2 <text:s/>... <text:s text:c="6"/>1 <text:s text:c="13"/>盈方微</text:p>
      <text:p text:style-name="Standard">10 <text:s text:c="8"/>中信证券股份有限公司上海牡丹江路证券营业部 <text:s text:c="4"/>18 <text:s/>... <text:s text:c="6"/>6 <text:s text:c="2"/>安控科技,汉得信息,同花顺,</text:p>
      <text:p text:style-name="Standard">11 <text:s text:c="10"/>中信证券（山东）有限责任公司淄博分公司 <text:s text:c="4"/>12 <text:s/>... <text:s text:c="6"/>7 <text:s text:c="2"/>盈方微,弘高创意,林州重机,</text:p>
      <text:p text:style-name="Standard">12 <text:s text:c="6"/>华泰证券股份有限公司吴江盛泽镇市场路证券营业部 <text:s text:c="5"/>6 <text:s/>... <text:s text:c="6"/>4 <text:s text:c="7"/>网宿科技,深天马A</text:p>
      <text:p text:style-name="Standard">13 <text:s text:c="6"/>中国中投证券有限责任公司杭州环球中心证券营业部 <text:s text:c="5"/>7 <text:s/>... <text:s text:c="6"/>4 <text:s text:c="3"/>盈方微,安控科技,高升控股</text:p>
      <text:p text:style-name="Standard">14 <text:s text:c="8"/>招商证券股份有限公司哈尔滨长江路证券营业部 <text:s text:c="5"/>3 <text:s/>... <text:s text:c="6"/>2 <text:s text:c="7"/>市北高新,深天马A</text:p>
      <text:p text:style-name="Standard">15 <text:s text:c="9"/>安信证券股份有限公司南昌胜利路证券营业部 <text:s text:c="4"/>17 <text:s/>... <text:s text:c="6"/>8 <text:s text:c="2"/>盈方微,利欧股份,银亿股份,</text:p>
      <text:p text:style-name="Standard">16 <text:s text:c="24"/>深股通专用 <text:s text:c="4"/>71 <text:s/>... <text:s text:c="5"/>42 <text:s text:c="2"/>正邦科技,同花顺,网宿科技,</text:p>
      <text:p text:style-name="Standard">17 <text:s text:c="9"/>东兴证券股份有限公司重庆邹容路证券营业部 <text:s text:c="5"/>3 <text:s/>... <text:s text:c="6"/>3 <text:s text:c="8"/>盈方微,蓝黛传动</text:p>
      <text:p text:style-name="Standard">18 <text:s text:c="9"/>光大证券股份有限公司北京光华路证券营业部 <text:s text:c="5"/>2 <text:s/>... <text:s text:c="6"/>2 <text:s text:c="7"/>东信和平,深天马A</text:p>
      <text:p text:style-name="Standard">19 <text:s text:c="6"/>第一创业证券股份有限公司上海世纪大道证券营业部 <text:s text:c="5"/>2 <text:s/>... <text:s text:c="6"/>2 <text:s text:c="13"/>盈方微</text:p>
      <text:p text:style-name="Standard">20 <text:s text:c="14"/>国信证券股份有限公司杭州分公司 <text:s text:c="5"/>1 <text:s/>... <text:s text:c="6"/>0 <text:s text:c="12"/>华东科技</text:p>
      <text:p text:style-name="Standard">21 <text:s text:c="9"/>金元证券股份有限公司三亚解放路证券营业部 <text:s text:c="5"/>1 <text:s/>... <text:s text:c="6"/>0 <text:s text:c="12"/>华东科技</text:p>
      <text:p text:style-name="Standard">22 <text:s text:c="8"/>平安证券股份有限公司福州长乐北路证券营业部 <text:s text:c="4"/>30 <text:s/>... <text:s text:c="5"/>13 <text:s/>紫天科技,上海莱士,华东科技,</text:p>
      <text:p text:style-name="Standard">23 <text:s text:c="5"/>中国中投证券有限责任公司北京北三环东路证券营业部 <text:s text:c="5"/>3 <text:s/>... <text:s text:c="6"/>3 <text:s text:c="2"/>东方电子,华东科技,东信和平</text:p>
      <text:p text:style-name="Standard">24 <text:s text:c="14"/>中泰证券股份有限公司湖南分公司 <text:s text:c="5"/>2 <text:s/>... <text:s text:c="6"/>2 <text:s text:c="7"/>华东科技,科创信息</text:p>
      <text:p text:style-name="Standard">25 <text:s text:c="8"/>华泰证券股份有限公司常州和平北路证券营业部 <text:s text:c="5"/>3 <text:s/>... <text:s text:c="6"/>2 <text:s text:c="7"/>航锦科技,亚宝药业</text:p>
      <text:p text:style-name="Standard">26 <text:s text:c="7"/>万联证券股份有限公司南昌丰和中大道证券营业部 <text:s text:c="5"/>1 <text:s/>... <text:s text:c="6"/>0 <text:s text:c="12"/>创维数字</text:p>
      <text:p text:style-name="Standard">27 <text:s text:c="8"/>海通证券股份有限公司嘉兴中山西路证券营业部 <text:s text:c="5"/>1 <text:s/>... <text:s text:c="6"/>0 <text:s text:c="12"/>国风塑业</text:p>
      <text:p text:style-name="Standard">28 <text:s text:c="6"/>西南证券股份有限公司上海普陀区平利路证券营业部 <text:s text:c="5"/>1 <text:s/>... <text:s text:c="6"/>0 <text:s text:c="12"/>创维数字</text:p>
      <text:p text:style-name="Standard">29 <text:s text:c="14"/>中泰证券股份有限公司深圳分公司 <text:s text:c="4"/>15 <text:s/>... <text:s text:c="6"/>8 <text:s/>华控赛格,航锦科技,电广传媒,</text:p>
      <text:p text:style-name="Standard">... <text:s text:c="25"/>... <text:s text:c="3"/>... <text:s/>... <text:s text:c="4"/>... <text:s text:c="13"/>...</text:p>
      <text:p text:style-name="Standard">1192 <text:s text:c="5"/>中国银河证券股份有限公司上海宜川路证券营业部 <text:s text:c="5"/>1 <text:s/>... <text:s text:c="6"/>0 <text:s text:c="13"/>金通灵</text:p>
      <text:p text:style-name="Standard">1193 <text:s text:c="6"/>华泰证券股份有限公司南通人民中路证券营业部 <text:s text:c="5"/>1 <text:s/>... <text:s text:c="6"/>0 <text:s text:c="13"/>金通灵</text:p>
      <text:p text:style-name="Standard">1194 <text:s text:c="7"/>广发证券股份有限公司南京水佑岗证券营业部 <text:s text:c="5"/>1 <text:s/>... <text:s text:c="6"/>1 <text:s text:c="12"/>上海钢联</text:p>
      <text:p text:style-name="Standard">1195 <text:s text:c="5"/>中信证券股份有限公司北京北三环中路证券营业部 <text:s text:c="5"/>1 <text:s/>... <text:s text:c="6"/>1 <text:s text:c="13"/>金通灵</text:p>
      <text:p text:style-name="Standard">1196 <text:s text:c="4"/>申万宏源证券有限公司上海杨浦区平凉路证券营业部 <text:s text:c="5"/>1 <text:s/>... <text:s text:c="6"/>1 <text:s text:c="12"/>上海钢联</text:p>
      <text:p text:style-name="Standard">1197 <text:s text:c="2"/>招商证券股份有限公司上海浦东新区浦东南路证券营业部 <text:s text:c="5"/>2 <text:s/>... <text:s text:c="6"/>1 <text:s text:c="12"/>上海钢联</text:p>
      <text:p text:style-name="Standard">1198 <text:s text:c="7"/>广发证券股份有限公司上海东方路证券营业部 <text:s text:c="5"/>2 <text:s/>... <text:s text:c="6"/>2 <text:s text:c="7"/>上海钢联,光一科技</text:p>
      <text:p text:style-name="Standard">1199 <text:s text:c="5"/>国泰君安证券股份有限公司成都双庆路证券营业部 <text:s text:c="5"/>1 <text:s/>... <text:s text:c="6"/>0 <text:s text:c="12"/>珈伟新能</text:p>
      <text:p text:style-name="Standard"><text:soft-page-break/>1200 <text:s text:c="6"/>华福证券有限责任公司福清清昌大道证券营业部 <text:s text:c="5"/>1 <text:s/>... <text:s text:c="6"/>0 <text:s text:c="12"/>珈伟新能</text:p>
      <text:p text:style-name="Standard">1201 <text:s text:c="5"/>国海证券股份有限公司郑州商务外环路证券营业部 <text:s text:c="5"/>1 <text:s/>... <text:s text:c="6"/>0 <text:s text:c="12"/>银邦股份</text:p>
      <text:p text:style-name="Standard">1202 <text:s text:c="12"/>开源证券股份有限公司江苏分公司 <text:s text:c="5"/>1 <text:s/>... <text:s text:c="6"/>0 <text:s text:c="12"/>光一科技</text:p>
      <text:p text:style-name="Standard">1203 <text:s text:c="12"/>申万宏源证券有限公司宁波分公司 <text:s text:c="5"/>1 <text:s/>... <text:s text:c="6"/>1 <text:s text:c="12"/>光一科技</text:p>
      <text:p text:style-name="Standard">1204 <text:s text:c="6"/>华泰证券股份有限公司启东人民中路证券营业部 <text:s text:c="5"/>1 <text:s/>... <text:s text:c="6"/>1 <text:s text:c="12"/>光一科技</text:p>
      <text:p text:style-name="Standard">1205 <text:s text:c="7"/>广发证券股份有限公司杭州学院路证券营业部 <text:s text:c="5"/>1 <text:s/>... <text:s text:c="6"/>0 <text:s text:c="12"/>厚普股份</text:p>
      <text:p text:style-name="Standard">1206 <text:s text:c="7"/>兴业证券股份有限公司厦门吕岭路证券营业部 <text:s text:c="5"/>1 <text:s/>... <text:s text:c="6"/>0 <text:s text:c="12"/>安控科技</text:p>
      <text:p text:style-name="Standard">1207 <text:s text:c="6"/>安信证券股份有限公司杭州莫干山路证券营业部 <text:s text:c="5"/>1 <text:s/>... <text:s text:c="6"/>0 <text:s text:c="12"/>安控科技</text:p>
      <text:p text:style-name="Standard">1208 <text:s text:c="4"/>国信证券股份有限公司深圳南山科苑北路证券营业部 <text:s text:c="5"/>1 <text:s/>... <text:s text:c="6"/>1 <text:s text:c="12"/>厚普股份</text:p>
      <text:p text:style-name="Standard">1209 <text:s text:c="7"/>中泰证券股份有限公司上海虹梅路证券营业部 <text:s text:c="5"/>1 <text:s/>... <text:s text:c="6"/>1 <text:s text:c="13"/>名家汇</text:p>
      <text:p text:style-name="Standard">1210 <text:s text:c="6"/>财通证券股份有限公司温州人民东路证券营业部 <text:s text:c="5"/>1 <text:s/>... <text:s text:c="6"/>1 <text:s text:c="13"/>名家汇</text:p>
      <text:p text:style-name="Standard">1211 <text:s text:c="6"/>开源证券股份有限公司绍兴胜利东路证券营业部 <text:s text:c="5"/>1 <text:s/>... <text:s text:c="6"/>0 <text:s text:c="13"/>名家汇</text:p>
      <text:p text:style-name="Standard">1212 <text:s text:c="6"/>广发证券股份有限公司南昌北京西路证券营业部 <text:s text:c="5"/>1 <text:s/>... <text:s text:c="6"/>0 <text:s text:c="13"/>友讯达</text:p>
      <text:p text:style-name="Standard">1213 <text:s text:c="6"/>南京证券股份有限公司盐城解放南路证券营业部 <text:s text:c="5"/>1 <text:s/>... <text:s text:c="6"/>1 <text:s text:c="13"/>友讯达</text:p>
      <text:p text:style-name="Standard">1214 <text:s text:c="5"/>国泰君安证券股份有限公司上海威海路证券营业部 <text:s text:c="5"/>1 <text:s/>... <text:s text:c="6"/>1 <text:s text:c="13"/>友讯达</text:p>
      <text:p text:style-name="Standard">1215 <text:s text:c="6"/>长江证券股份有限公司成都光华村街证券营业部 <text:s text:c="5"/>1 <text:s/>... <text:s text:c="6"/>1 <text:s text:c="12"/>天宇股份</text:p>
      <text:p text:style-name="Standard">1216 <text:s text:c="6"/>财通证券股份有限公司新昌环城南路证券营业部 <text:s text:c="5"/>1 <text:s/>... <text:s text:c="6"/>1 <text:s text:c="12"/>天宇股份</text:p>
      <text:p text:style-name="Standard">1217 <text:s text:c="5"/>中国银河证券股份有限公司北京安贞门证券营业部 <text:s text:c="5"/>1 <text:s/>... <text:s text:c="6"/>1 <text:s text:c="12"/>天宇股份</text:p>
      <text:p text:style-name="Standard">1218 <text:s text:c="6"/>浙商证券股份有限公司台州环城东路证券营业部 <text:s text:c="5"/>1 <text:s/>... <text:s text:c="6"/>0 <text:s text:c="12"/>天宇股份</text:p>
      <text:p text:style-name="Standard">1219 <text:s text:c="6"/>华林证券股份有限公司温州车站大道证券营业部 <text:s text:c="5"/>1 <text:s/>... <text:s text:c="6"/>1 <text:s text:c="12"/>康龙化成</text:p>
      <text:p text:style-name="Standard">1220 <text:s text:c="4"/>光大证券股份有限公司哈尔滨经纬二道街证券营业部 <text:s text:c="5"/>1 <text:s/>... <text:s text:c="6"/>1 <text:s text:c="12"/>康龙化成</text:p>
      <text:p text:style-name="Standard">1221 <text:s text:c="7"/>招商证券股份有限公司昆明北京路证券营业部 <text:s text:c="5"/>1 <text:s/>... <text:s text:c="6"/>1 <text:s text:c="12"/>康龙化成</text:p>
      <text:p text:style-name="Standard"/>
      <text:p text:style-name="Standard"/>
      <text:p text:style-name="Standard">[b](4)instTops(days=5, retry=3, pause=0.001)[/b]</text:p>
      <text:p text:style-name="Standard">该方法用于获取机构席位追踪统计数据</text:p>
      <text:p text:style-name="Standard"/>
      <text:p text:style-name="Standard">参数：</text:p>
      <text:p text:style-name="Standard">days:int</text:p>
      <text:p text:style-name="Standard"><text:s text:c="3"/>天数，统计n天以来上榜次数，默认为5天，其余是10、30、60</text:p>
      <text:p text:style-name="Standard">retry : int, 默认 3</text:p>
      <text:p text:style-name="Standard"><text:s text:c="3"/>如遇网络等问题重复执行的次数 </text:p>
      <text:p text:style-name="Standard">pause : int, 默认 0</text:p>
      <text:p text:style-name="Standard"><text:s text:c="3"/>重复请求数据过程中暂停的秒数，防止请求间隔时间太短出现的问题</text:p>
      <text:p text:style-name="Standard"/>
      <text:p text:style-name="Standard">返回值：</text:p>
      <text:p text:style-name="Standard">DataFrame or List: [{'code':, 'name':, ...}, ...]</text:p>
      <text:p text:style-name="Standard"><text:s text:c="3"/>code:代码</text:p>
      <text:p text:style-name="Standard"><text:s text:c="3"/>name:名称</text:p>
      <text:p text:style-name="Standard"><text:s text:c="3"/>bamount:累积买入额(万)</text:p>
      <text:p text:style-name="Standard"><text:s text:c="3"/>bcount:买入次数</text:p>
      <text:p text:style-name="Standard"><text:s text:c="3"/>samount:累积卖出额(万)</text:p>
      <text:p text:style-name="Standard"><text:s text:c="3"/>scount:卖出次数</text:p>
      <text:p text:style-name="Standard"><text:s text:c="3"/>net:净额(万)</text:p>
      <text:p text:style-name="Standard"/>
      <text:p text:style-name="Standard">示例：</text:p>
      <text:p text:style-name="Standard">[i]import gugu as gg[/i]</text:p>
      <text:p text:style-name="Standard">[i]obj = gg.BillBoard()[/i] <text:s text:c="2"/># 创建龙虎榜类对象</text:p>
      <text:p text:style-name="Standard">[i]data = obj.instTops()[/i] <text:s text:c="2"/># 获取5天以来机构席位追踪统计数据</text:p>
      <text:p text:style-name="Standard">[i]obj.output()[/i] <text:s text:c="2"/># 输出数据</text:p>
      <text:p text:style-name="Standard"/>
      <text:p text:style-name="Standard">输出：</text:p>
      <text:p text:style-name="Standard"><text:s text:c="6"/>code <text:s/>name <text:s text:c="2"/>bamount <text:s/>bcount <text:s text:c="2"/>samount <text:s/>scount <text:s text:c="6"/>net</text:p>
      <text:p text:style-name="Standard"><text:soft-page-break/>0 <text:s text:c="2"/>002371 <text:s/>北方华创 <text:s/>32126.16 <text:s text:c="6"/>7 <text:s text:c="2"/>5931.07 <text:s text:c="6"/>2 <text:s/>26195.09</text:p>
      <text:p text:style-name="Standard">1 <text:s text:c="2"/>300498 <text:s/>温氏股份 <text:s/>21335.70 <text:s text:c="6"/>2 <text:s text:c="5"/>0.00 <text:s text:c="6"/>0 <text:s/>21335.70</text:p>
      <text:p text:style-name="Standard">2 <text:s text:c="2"/>300579 <text:s/>数字认证 <text:s/>18957.89 <text:s text:c="6"/>9 <text:s text:c="2"/>2271.66 <text:s text:c="6"/>2 <text:s/>16686.23</text:p>
      <text:p text:style-name="Standard">3 <text:s text:c="2"/>002234 <text:s/>民和股份 <text:s/>23293.14 <text:s text:c="6"/>5 <text:s text:c="2"/>8699.70 <text:s text:c="6"/>4 <text:s/>14593.44</text:p>
      <text:p text:style-name="Standard">4 <text:s text:c="2"/>000811 <text:s/>冰轮环境 <text:s text:c="2"/>9610.98 <text:s text:c="6"/>3 <text:s text:c="3"/>772.70 <text:s text:c="6"/>1 <text:s text:c="2"/>8838.28</text:p>
      <text:p text:style-name="Standard">5 <text:s text:c="2"/>600136 <text:s/>当代明诚 <text:s/>10725.61 <text:s text:c="6"/>2 <text:s text:c="2"/>3563.43 <text:s text:c="6"/>2 <text:s text:c="2"/>7162.18</text:p>
      <text:p text:style-name="Standard">6 <text:s text:c="2"/>600895 <text:s/>张江高科 <text:s text:c="2"/>5999.70 <text:s text:c="6"/>1 <text:s text:c="5"/>0.00 <text:s text:c="6"/>0 <text:s text:c="2"/>5999.70</text:p>
      <text:p text:style-name="Standard">7 <text:s text:c="2"/>000917 <text:s/>电广传媒 <text:s text:c="2"/>5873.86 <text:s text:c="6"/>2 <text:s text:c="5"/>0.00 <text:s text:c="6"/>0 <text:s text:c="2"/>5873.86</text:p>
      <text:p text:style-name="Standard">8 <text:s text:c="2"/>002157 <text:s/>正邦科技 <text:s/>23843.19 <text:s text:c="6"/>3 <text:s/>18168.60 <text:s text:c="6"/>3 <text:s text:c="2"/>5674.59</text:p>
      <text:p text:style-name="Standard">9 <text:s text:c="2"/>600406 <text:s/>国电南瑞 <text:s/>28758.53 <text:s text:c="6"/>4 <text:s/>23127.01 <text:s text:c="6"/>2 <text:s text:c="2"/>5631.52</text:p>
      <text:p text:style-name="Standard">10 <text:s/>300759 <text:s/>康龙化成 <text:s text:c="2"/>5550.81 <text:s text:c="6"/>2 <text:s text:c="5"/>0.00 <text:s text:c="6"/>0 <text:s text:c="2"/>5550.81</text:p>
      <text:p text:style-name="Standard">11 <text:s/>603707 <text:s/>健友股份 <text:s/>10321.90 <text:s text:c="6"/>1 <text:s text:c="2"/>4815.93 <text:s text:c="6"/>2 <text:s text:c="2"/>5505.97</text:p>
      <text:p text:style-name="Standard">12 <text:s/>002100 <text:s/>天康生物 <text:s text:c="2"/>5038.92 <text:s text:c="6"/>3 <text:s text:c="5"/>0.00 <text:s text:c="6"/>0 <text:s text:c="2"/>5038.92</text:p>
      <text:p text:style-name="Standard">13 <text:s/>000911 <text:s/>南宁糖业 <text:s text:c="2"/>4935.66 <text:s text:c="6"/>2 <text:s text:c="5"/>0.00 <text:s text:c="6"/>0 <text:s text:c="2"/>4935.66</text:p>
      <text:p text:style-name="Standard">14 <text:s/>300226 <text:s/>上海钢联 <text:s text:c="2"/>4665.78 <text:s text:c="6"/>2 <text:s text:c="5"/>0.00 <text:s text:c="6"/>0 <text:s text:c="2"/>4665.78</text:p>
      <text:p text:style-name="Standard">15 <text:s/>300033 <text:s text:c="2"/>同花顺 <text:s text:c="2"/>4527.03 <text:s text:c="6"/>1 <text:s text:c="5"/>0.00 <text:s text:c="6"/>0 <text:s text:c="2"/>4527.03</text:p>
      <text:p text:style-name="Standard">16 <text:s/>600351 <text:s/>亚宝药业 <text:s text:c="2"/>4153.03 <text:s text:c="6"/>1 <text:s text:c="5"/>0.00 <text:s text:c="6"/>0 <text:s text:c="2"/>4153.03</text:p>
      <text:p text:style-name="Standard">17 <text:s/>300017 <text:s/>网宿科技 <text:s text:c="2"/>4113.60 <text:s text:c="6"/>1 <text:s text:c="5"/>0.00 <text:s text:c="6"/>0 <text:s text:c="2"/>4113.60</text:p>
      <text:p text:style-name="Standard">18 <text:s/>002124 <text:s/>天邦股份 <text:s text:c="2"/>7702.17 <text:s text:c="6"/>3 <text:s text:c="2"/>5339.92 <text:s text:c="6"/>1 <text:s text:c="2"/>2362.25</text:p>
      <text:p text:style-name="Standard">19 <text:s/>002063 <text:s/>远光软件 <text:s text:c="2"/>2235.37 <text:s text:c="6"/>1 <text:s text:c="5"/>0.00 <text:s text:c="6"/>0 <text:s text:c="2"/>2235.37</text:p>
      <text:p text:style-name="Standard">20 <text:s/>000670 <text:s text:c="2"/>盈方微 <text:s text:c="2"/>1999.91 <text:s text:c="6"/>1 <text:s text:c="5"/>0.00 <text:s text:c="6"/>0 <text:s text:c="2"/>1999.91</text:p>
      <text:p text:style-name="Standard">21 <text:s/>300556 <text:s/>丝路视觉 <text:s text:c="2"/>1502.01 <text:s text:c="6"/>2 <text:s text:c="5"/>0.00 <text:s text:c="6"/>0 <text:s text:c="2"/>1502.01</text:p>
      <text:p text:style-name="Standard">22 <text:s/>300702 <text:s/>天宇股份 <text:s text:c="2"/>3060.30 <text:s text:c="6"/>4 <text:s text:c="2"/>1581.97 <text:s text:c="6"/>2 <text:s text:c="2"/>1478.33</text:p>
      <text:p text:style-name="Standard">23 <text:s/>603556 <text:s/>海兴电力 <text:s text:c="2"/>3764.91 <text:s text:c="6"/>1 <text:s text:c="2"/>2347.41 <text:s text:c="6"/>1 <text:s text:c="2"/>1417.50</text:p>
      <text:p text:style-name="Standard">24 <text:s/>002881 <text:s/>美格智能 <text:s text:c="2"/>1301.93 <text:s text:c="6"/>1 <text:s text:c="5"/>0.00 <text:s text:c="6"/>0 <text:s text:c="2"/>1301.93</text:p>
      <text:p text:style-name="Standard">25 <text:s/>300730 <text:s/>科创信息 <text:s text:c="2"/>1048.88 <text:s text:c="6"/>1 <text:s text:c="5"/>0.00 <text:s text:c="6"/>0 <text:s text:c="2"/>1048.88</text:p>
      <text:p text:style-name="Standard">26 <text:s/>300531 <text:s text:c="2"/>优博讯 <text:s text:c="2"/>4399.45 <text:s text:c="6"/>2 <text:s text:c="2"/>3678.28 <text:s text:c="6"/>1 <text:s text:c="3"/>721.17</text:p>
      <text:p text:style-name="Standard">27 <text:s/>002902 <text:s/>铭普光磁 <text:s text:c="2"/>3383.84 <text:s text:c="6"/>2 <text:s text:c="2"/>2665.19 <text:s text:c="6"/>1 <text:s text:c="3"/>718.65</text:p>
      <text:p text:style-name="Standard">28 <text:s/>300356 <text:s/>光一科技 <text:s text:c="3"/>636.86 <text:s text:c="6"/>1 <text:s text:c="5"/>0.00 <text:s text:c="6"/>0 <text:s text:c="3"/>636.86</text:p>
      <text:p text:style-name="Standard">29 <text:s/>002169 <text:s/>智光电气 <text:s text:c="2"/>2092.84 <text:s text:c="6"/>2 <text:s text:c="2"/>1472.77 <text:s text:c="6"/>1 <text:s text:c="3"/>620.07</text:p>
      <text:p text:style-name="Standard">.. <text:s text:c="4"/>... <text:s text:c="2"/>... <text:s text:c="6"/>... <text:s text:c="4"/>... <text:s text:c="6"/>... <text:s text:c="4"/>... <text:s text:c="6"/>...</text:p>
      <text:p text:style-name="Standard">58 <text:s/>600064 <text:s/>南京高科 <text:s text:c="5"/>0.00 <text:s text:c="6"/>0 <text:s text:c="2"/>2049.40 <text:s text:c="6"/>1 <text:s/>-2049.40</text:p>
      <text:p text:style-name="Standard">59 <text:s/>002437 <text:s/>誉衡药业 <text:s text:c="5"/>0.00 <text:s text:c="6"/>0 <text:s text:c="2"/>2067.38 <text:s text:c="6"/>2 <text:s/>-2067.38</text:p>
      <text:p text:style-name="Standard">60 <text:s/>300467 <text:s/>迅游科技 <text:s text:c="2"/>1655.93 <text:s text:c="6"/>2 <text:s text:c="2"/>3765.22 <text:s text:c="6"/>3 <text:s/>-2109.29</text:p>
      <text:p text:style-name="Standard">61 <text:s/>601018 <text:s text:c="2"/>宁波港 <text:s text:c="5"/>0.00 <text:s text:c="6"/>0 <text:s text:c="2"/>2162.12 <text:s text:c="6"/>1 <text:s/>-2162.12</text:p>
      <text:p text:style-name="Standard">62 <text:s/>000839 <text:s/>中信国安 <text:s text:c="5"/>0.00 <text:s text:c="6"/>0 <text:s text:c="2"/>2374.96 <text:s text:c="6"/>1 <text:s/>-2374.96</text:p>
      <text:p text:style-name="Standard">63 <text:s/>002297 <text:s/>博云新材 <text:s text:c="2"/>1493.13 <text:s text:c="6"/>1 <text:s text:c="2"/>4084.00 <text:s text:c="6"/>1 <text:s/>-2590.87</text:p>
      <text:p text:style-name="Standard">64 <text:s/>002916 <text:s/>深南电路 <text:s text:c="2"/>5551.01 <text:s text:c="6"/>2 <text:s text:c="2"/>8202.50 <text:s text:c="6"/>1 <text:s/>-2651.49</text:p>
      <text:p text:style-name="Standard">65 <text:s/>601929 <text:s/>吉视传媒 <text:s text:c="5"/>0.00 <text:s text:c="6"/>0 <text:s text:c="2"/>3078.90 <text:s text:c="6"/>1 <text:s/>-3078.90</text:p>
      <text:p text:style-name="Standard">66 <text:s/>300648 <text:s/>星云股份 <text:s text:c="5"/>0.00 <text:s text:c="6"/>0 <text:s text:c="2"/>3879.39 <text:s text:c="6"/>4 <text:s/>-3879.39</text:p>
      <text:p text:style-name="Standard">67 <text:s/>600536 <text:s/>中国软件 <text:s text:c="2"/>9720.14 <text:s text:c="6"/>2 <text:s/>13965.62 <text:s text:c="6"/>2 <text:s/>-4245.48</text:p>
      <text:p text:style-name="Standard">68 <text:s/>300170 <text:s/>汉得信息 <text:s text:c="5"/>0.00 <text:s text:c="6"/>0 <text:s text:c="2"/>4354.23 <text:s text:c="6"/>1 <text:s/>-4354.23</text:p>
      <text:p text:style-name="Standard">69 <text:s/>601311 <text:s/>骆驼股份 <text:s text:c="5"/>0.00 <text:s text:c="6"/>0 <text:s text:c="2"/>4500.47 <text:s text:c="6"/>1 <text:s/>-4500.47</text:p>
      <text:p text:style-name="Standard">70 <text:s/>601179 <text:s/>中国西电 <text:s text:c="3"/>426.53 <text:s text:c="6"/>1 <text:s text:c="2"/>5078.01 <text:s text:c="6"/>1 <text:s/>-4651.48</text:p>
      <text:p text:style-name="Standard">71 <text:s/>002458 <text:s/>益生股份 <text:s text:c="2"/>6437.52 <text:s text:c="6"/>2 <text:s/>12203.17 <text:s text:c="6"/>5 <text:s/>-5765.65</text:p>
      <text:p text:style-name="Standard">72 <text:s/>002746 <text:s/>仙坛股份 <text:s text:c="2"/>1489.78 <text:s text:c="6"/>1 <text:s text:c="2"/>7511.47 <text:s text:c="6"/>4 <text:s/>-6021.69</text:p>
      <text:p text:style-name="Standard">73 <text:s/>000971 <text:s/>高升控股 <text:s text:c="5"/>0.00 <text:s text:c="6"/>0 <text:s text:c="2"/>6097.40 <text:s text:c="6"/>2 <text:s/>-6097.40</text:p>
      <text:p text:style-name="Standard">74 <text:s/>300365 <text:s/>恒华科技 <text:s text:c="2"/>9275.05 <text:s text:c="6"/>3 <text:s/>15536.22 <text:s text:c="6"/>4 <text:s/>-6261.17</text:p>
      <text:p text:style-name="Standard">75 <text:s/>002321 <text:s/>华英农业 <text:s text:c="5"/>0.00 <text:s text:c="6"/>0 <text:s text:c="2"/>7284.27 <text:s text:c="6"/>3 <text:s/>-7284.27</text:p>
      <text:p text:style-name="Standard">76 <text:s/>600975 <text:s text:c="2"/>新五丰 <text:s text:c="2"/>5128.61 <text:s text:c="6"/>2 <text:s/>12790.76 <text:s text:c="6"/>2 <text:s/>-7662.15</text:p>
      <text:p text:style-name="Standard">77 <text:s/>600460 <text:s text:c="2"/>士兰微 <text:s text:c="5"/>0.00 <text:s text:c="6"/>0 <text:s text:c="2"/>8157.19 <text:s text:c="6"/>1 <text:s/>-8157.19</text:p>
      <text:p text:style-name="Standard">78 <text:s/>002546 <text:s/>新联电子 <text:s text:c="5"/>0.00 <text:s text:c="6"/>0 <text:s text:c="2"/>8882.73 <text:s text:c="6"/>2 <text:s/>-8882.73</text:p>
      <text:p text:style-name="Standard"><text:soft-page-break/>79 <text:s/>603859 <text:s/>能科股份 <text:s text:c="5"/>0.00 <text:s text:c="6"/>0 <text:s/>10280.58 <text:s text:c="6"/>3 -10280.58</text:p>
      <text:p text:style-name="Standard">80 <text:s/>600667 <text:s/>太极实业 <text:s text:c="5"/>0.00 <text:s text:c="6"/>0 <text:s/>10798.50 <text:s text:c="6"/>1 -10798.50</text:p>
      <text:p text:style-name="Standard">81 <text:s/>000876 <text:s text:c="2"/>新希望 <text:s/>14797.46 <text:s text:c="6"/>2 <text:s/>28174.69 <text:s text:c="6"/>5 -13377.23</text:p>
      <text:p text:style-name="Standard">82 <text:s/>000977 <text:s/>浪潮信息 <text:s text:c="5"/>0.00 <text:s text:c="6"/>0 <text:s/>13525.94 <text:s text:c="6"/>2 -13525.94</text:p>
      <text:p text:style-name="Standard">83 <text:s/>000981 <text:s/>银亿股份 <text:s text:c="5"/>0.00 <text:s text:c="6"/>0 <text:s/>19470.15 <text:s text:c="6"/>3 -19470.15</text:p>
      <text:p text:style-name="Standard">84 <text:s/>002600 <text:s/>领益智造 <text:s text:c="5"/>0.00 <text:s text:c="6"/>0 <text:s/>19976.04 <text:s text:c="6"/>2 -19976.04</text:p>
      <text:p text:style-name="Standard">85 <text:s/>000860 <text:s/>顺鑫农业 <text:s text:c="5"/>0.00 <text:s text:c="6"/>0 <text:s/>21980.88 <text:s text:c="6"/>3 -21980.88</text:p>
      <text:p text:style-name="Standard">86 <text:s/>002299 <text:s/>圣农发展 <text:s text:c="2"/>7466.80 <text:s text:c="6"/>2 <text:s/>29453.64 <text:s text:c="6"/>7 -21986.84</text:p>
      <text:p text:style-name="Standard">87 <text:s/>600131 <text:s/>岷江水电 <text:s/>42442.44 <text:s text:c="6"/>6 <text:s/>96539.94 <text:s text:c="5"/>13 -54097.50</text:p>
      <text:p text:style-name="Standard"/>
      <text:p text:style-name="Standard"/>
      <text:p text:style-name="Standard">[b](5)instDetail(retry=3, pause=0.001)[/b]</text:p>
      <text:p text:style-name="Standard">该方法用于获取最近一个交易日机构席位成交明细统计数据</text:p>
      <text:p text:style-name="Standard"/>
      <text:p text:style-name="Standard">参数：</text:p>
      <text:p text:style-name="Standard">retry : int, 默认 3</text:p>
      <text:p text:style-name="Standard"><text:s text:c="3"/>如遇网络等问题重复执行的次数 </text:p>
      <text:p text:style-name="Standard">pause : int, 默认 0</text:p>
      <text:p text:style-name="Standard"><text:s text:c="3"/>重复请求数据过程中暂停的秒数，防止请求间隔时间太短出现的问题</text:p>
      <text:p text:style-name="Standard"/>
      <text:p text:style-name="Standard">返回值：</text:p>
      <text:p text:style-name="Standard">DataFrame or List: [{'code':, 'name':, ...}, ...]</text:p>
      <text:p text:style-name="Standard"><text:s text:c="3"/>code:股票代码</text:p>
      <text:p text:style-name="Standard"><text:s text:c="3"/>name:股票名称 <text:s text:c="4"/></text:p>
      <text:p text:style-name="Standard"><text:s text:c="3"/>date:交易日期 <text:s text:c="4"/></text:p>
      <text:p text:style-name="Standard"><text:s text:c="3"/>bamount:机构席位买入额(万) <text:s text:c="4"/></text:p>
      <text:p text:style-name="Standard"><text:s text:c="3"/>samount:机构席位卖出额(万) <text:s text:c="4"/></text:p>
      <text:p text:style-name="Standard"><text:s text:c="3"/>type:类型</text:p>
      <text:p text:style-name="Standard"/>
      <text:p text:style-name="Standard"/>
      <text:p text:style-name="Standard">示例：</text:p>
      <text:p text:style-name="Standard">[i]import gugu as gg[/i]</text:p>
      <text:p text:style-name="Standard">[i]obj = gg.BillBoard()[/i] <text:s text:c="2"/># 创建龙虎榜类对象</text:p>
      <text:p text:style-name="Standard">[i]data = obj.instDetail()[/i] <text:s text:c="2"/># 获取最近一个交易日机构席位成交明细统计数据</text:p>
      <text:p text:style-name="Standard">[i]obj.output()[/i] <text:s text:c="2"/># 输出数据</text:p>
      <text:p text:style-name="Standard"/>
      <text:p text:style-name="Standard">输出：</text:p>
      <text:p text:style-name="Standard"><text:s text:c="7"/>code <text:s/>name <text:s/>... <text:s text:c="2"/>samount <text:s text:c="46"/>type</text:p>
      <text:p text:style-name="Standard">0 <text:s text:c="3"/>000981 <text:s/>银亿股份 <text:s/>... <text:s text:c="2"/>1444.62 <text:s text:c="40"/>振幅值达15%的证券</text:p>
      <text:p text:style-name="Standard">1 <text:s text:c="3"/>000981 <text:s/>银亿股份 <text:s/>... <text:s text:c="2"/>1444.62 <text:s text:c="39"/>跌幅偏离值达7%的证券</text:p>
      <text:p text:style-name="Standard">2 <text:s text:c="3"/>000860 <text:s/>顺鑫农业 <text:s/>... <text:s/>21980.88 <text:s text:c="39"/>涨幅偏离值达7%的证券</text:p>
      <text:p text:style-name="Standard">3 <text:s text:c="3"/>300759 <text:s/>康龙化成 <text:s/>... <text:s text:c="5"/>0.00 <text:s text:c="40"/>换手率达20%的证券</text:p>
      <text:p text:style-name="Standard">4 <text:s text:c="3"/>300759 <text:s/>康龙化成 <text:s/>... <text:s text:c="5"/>0.00 <text:s text:c="39"/>涨幅偏离值达7%的证券</text:p>
      <text:p text:style-name="Standard">5 <text:s text:c="3"/>000917 <text:s/>电广传媒 <text:s/>... <text:s text:c="5"/>0.00 <text:s text:c="39"/>涨幅偏离值达7%的证券</text:p>
      <text:p text:style-name="Standard">6 <text:s text:c="3"/>300702 <text:s/>天宇股份 <text:s/>... <text:s text:c="2"/>1581.97 <text:s text:c="39"/>跌幅偏离值达7%的证券</text:p>
      <text:p text:style-name="Standard">7 <text:s text:c="3"/>000723 <text:s/>美锦能源 <text:s/>... <text:s text:c="2"/>1983.83 <text:s text:c="27"/>连续三个交易日内，涨幅偏离值累计达20%的证券</text:p>
      <text:p text:style-name="Standard">8 <text:s text:c="3"/>000811 <text:s/>冰轮环境 <text:s/>... <text:s text:c="3"/>772.70 <text:s text:c="39"/>涨幅偏离值达7%的证券</text:p>
      <text:p text:style-name="Standard">9 <text:s text:c="3"/>000670 <text:s text:c="2"/>盈方微 <text:s/>... <text:s text:c="5"/>0.00 <text:s text:c="40"/>换手率达20%的证券</text:p>
      <text:p text:style-name="Standard">10 <text:s text:c="2"/>000670 <text:s text:c="2"/>盈方微 <text:s/>... <text:s text:c="5"/>0.00 <text:s text:c="40"/>振幅值达15%的证券</text:p>
      <text:p text:style-name="Standard">11 <text:s text:c="2"/>600131 <text:s/>岷江水电 <text:s/>... <text:s/>40098.22 <text:s text:c="27"/>连续三个交易日内，跌幅偏离值累计达20%的证券</text:p>
      <text:p text:style-name="Standard">12 <text:s text:c="2"/>300471 <text:s/>厚普股份 <text:s/>... <text:s text:c="3"/>572.62 <text:s text:c="27"/>连续三个交易日内，涨幅偏离值累计达20%的证券</text:p>
      <text:p text:style-name="Standard"><text:soft-page-break/>13 <text:s text:c="2"/>300356 <text:s/>光一科技 <text:s/>... <text:s text:c="5"/>0.00 <text:s text:c="39"/>跌幅偏离值达7%的证券</text:p>
      <text:p text:style-name="Standard">14 <text:s text:c="2"/>300337 <text:s/>银邦股份 <text:s/>... <text:s text:c="2"/>1074.71 <text:s text:c="40"/>振幅值达15%的证券</text:p>
      <text:p text:style-name="Standard">15 <text:s text:c="2"/>300226 <text:s/>上海钢联 <text:s/>... <text:s text:c="5"/>0.00 <text:s text:c="39"/>涨幅偏离值达7%的证券</text:p>
      <text:p text:style-name="Standard">16 <text:s text:c="2"/>300018 <text:s/>中元股份 <text:s/>... <text:s text:c="3"/>298.00 <text:s text:c="39"/>涨幅偏离值达7%的证券</text:p>
      <text:p text:style-name="Standard">17 <text:s text:c="2"/>600536 <text:s/>中国软件 <text:s/>... <text:s text:c="2"/>6878.07 <text:s text:c="39"/>跌幅偏离值达7%的证券</text:p>
      <text:p text:style-name="Standard">18 <text:s text:c="2"/>300017 <text:s/>网宿科技 <text:s/>... <text:s text:c="5"/>0.00 <text:s text:c="39"/>跌幅偏离值达7%的证券</text:p>
      <text:p text:style-name="Standard">19 <text:s text:c="2"/>002950 <text:s/>奥美医疗 <text:s/>... <text:s text:c="4"/>11.76 <text:s text:c="27"/>连续三个交易日内，涨幅偏离值累计达20%的证券</text:p>
      <text:p text:style-name="Standard">20 <text:s text:c="2"/>002437 <text:s/>誉衡药业 <text:s/>... <text:s text:c="2"/>1092.65 <text:s text:c="39"/>跌幅偏离值达7%的证券</text:p>
      <text:p text:style-name="Standard">21 <text:s text:c="2"/>002077 <text:s/>大港股份 <text:s/>... <text:s text:c="2"/>1106.43 <text:s text:c="40"/>振幅值达15%的证券</text:p>
      <text:p text:style-name="Standard">22 <text:s text:c="2"/>002057 <text:s/>中钢天源 <text:s/>... <text:s text:c="3"/>631.06 <text:s text:c="39"/>涨幅偏离值达7%的证券</text:p>
      <text:p text:style-name="Standard">23 <text:s text:c="2"/>002299 <text:s/>圣农发展 <text:s/>... <text:s/>14878.42 <text:s text:c="39"/>跌幅偏离值达7%的证券</text:p>
      <text:p text:style-name="Standard">24 <text:s text:c="2"/>300648 <text:s/>星云股份 <text:s/>... <text:s text:c="2"/>3879.39 <text:s text:c="39"/>涨幅偏离值达7%的证券</text:p>
      <text:p text:style-name="Standard">25 <text:s text:c="2"/>002297 <text:s/>博云新材 <text:s/>... <text:s text:c="2"/>4084.00 <text:s text:c="40"/>振幅值达15%的证券</text:p>
      <text:p text:style-name="Standard">26 <text:s text:c="2"/>002098 <text:s/>浔兴股份 <text:s/>... <text:s text:c="3"/>391.55 <text:s text:c="39"/>涨幅偏离值达7%的证券</text:p>
      <text:p text:style-name="Standard">27 <text:s text:c="2"/>002157 <text:s/>正邦科技 <text:s/>... <text:s text:c="2"/>4530.75 <text:s text:c="39"/>跌幅偏离值达7%的证券</text:p>
      <text:p text:style-name="Standard">28 <text:s text:c="2"/>300579 <text:s/>数字认证 <text:s/>... <text:s text:c="2"/>1481.96 <text:s text:c="27"/>连续三个交易日内，涨幅偏离值累计达20%的证券</text:p>
      <text:p text:style-name="Standard">29 <text:s text:c="2"/>002063 <text:s/>远光软件 <text:s/>... <text:s text:c="5"/>0.00 <text:s text:c="39"/>跌幅偏离值达7%的证券</text:p>
      <text:p text:style-name="Standard">.. <text:s text:c="5"/>... <text:s text:c="2"/>... <text:s/>... <text:s text:c="6"/>... <text:s text:c="47"/>...</text:p>
      <text:p text:style-name="Standard">90 <text:s text:c="2"/>300761 <text:s/>立华股份 <text:s/>... <text:s text:c="5"/>0.00 <text:s text:c="40"/>换手率达20%的证券</text:p>
      <text:p text:style-name="Standard">91 <text:s text:c="2"/>000971 <text:s/>高升控股 <text:s/>... <text:s text:c="2"/>2826.00 <text:s text:c="40"/>换手率达20%的证券</text:p>
      <text:p text:style-name="Standard">92 <text:s text:c="2"/>000971 <text:s/>高升控股 <text:s/>... <text:s text:c="2"/>2826.00 <text:s text:c="39"/>涨幅偏离值达7%的证券</text:p>
      <text:p text:style-name="Standard">93 <text:s text:c="2"/>300498 <text:s/>温氏股份 <text:s/>... <text:s text:c="5"/>0.00 <text:s text:c="39"/>涨幅偏离值达7%的证券</text:p>
      <text:p text:style-name="Standard">94 <text:s text:c="2"/>000981 <text:s/>银亿股份 <text:s/>... <text:s text:c="2"/>1184.43 <text:s text:c="39"/>涨幅偏离值达7%的证券</text:p>
      <text:p text:style-name="Standard">95 <text:s text:c="2"/>300556 <text:s/>丝路视觉 <text:s/>... <text:s text:c="5"/>0.00 <text:s text:c="40"/>振幅值达15%的证券</text:p>
      <text:p text:style-name="Standard">96 <text:s text:c="2"/>300423 <text:s text:c="2"/>鲁亿通 <text:s/>... <text:s text:c="2"/>2039.72 <text:s text:c="39"/>跌幅偏离值达7%的证券</text:p>
      <text:p text:style-name="Standard">97 <text:s text:c="2"/>002437 <text:s/>誉衡药业 <text:s/>... <text:s text:c="3"/>974.73 <text:s text:c="40"/>振幅值达15%的证券</text:p>
      <text:p text:style-name="Standard">98 <text:s text:c="2"/>002600 <text:s/>领益智造 <text:s/>... <text:s/>19976.04 <text:s text:c="39"/>跌幅偏离值达7%的证券</text:p>
      <text:p text:style-name="Standard">99 <text:s text:c="2"/>600667 <text:s/>太极实业 <text:s/>... <text:s/>10798.50 <text:s text:c="27"/>连续三个交易日内，涨幅偏离值累计达20%的证券</text:p>
      <text:p text:style-name="Standard">100 <text:s/>002371 <text:s/>北方华创 <text:s/>... <text:s text:c="2"/>3463.15 <text:s text:c="40"/>振幅值达15%的证券</text:p>
      <text:p text:style-name="Standard">101 <text:s/>600351 <text:s/>亚宝药业 <text:s/>... <text:s text:c="5"/>0.00 <text:s text:c="27"/>连续三个交易日内，涨幅偏离值累计达20%的证券</text:p>
      <text:p text:style-name="Standard">102 <text:s/>603707 <text:s/>健友股份 <text:s/>... <text:s text:c="2"/>4815.93 <text:s text:c="27"/>连续三个交易日内，涨幅偏离值累计达20%的证券</text:p>
      <text:p text:style-name="Standard">103 <text:s/>600131 <text:s/>岷江水电 <text:s/>... <text:s/>19286.13 <text:s text:c="27"/>连续三个交易日内，涨幅偏离值累计达20%的证券</text:p>
      <text:p text:style-name="Standard">104 <text:s/>002175 <text:s/>东方网络 <text:s/>... <text:s text:c="3"/>770.89 <text:s text:c="40"/>振幅值达15%的证券</text:p>
      <text:p text:style-name="Standard">105 <text:s/>002234 <text:s/>民和股份 <text:s/>... <text:s text:c="2"/>2288.13 <text:s text:c="27"/>连续三个交易日内，涨幅偏离值累计达20%的证券</text:p>
      <text:p text:style-name="Standard">106 <text:s/>600928 <text:s/>西安银行 <text:s/>... <text:s text:c="2"/>1312.96 <text:s text:c="40"/>换手率达20%的证券</text:p>
      <text:p text:style-name="Standard">107 <text:s/>601018 <text:s text:c="2"/>宁波港 <text:s/>... <text:s text:c="2"/>2162.12 <text:s text:c="39"/>涨幅偏离值达7%的证券</text:p>
      <text:p text:style-name="Standard">108 <text:s/>000971 <text:s/>高升控股 <text:s/>... <text:s text:c="2"/>3271.40 <text:s text:c="40"/>换手率达20%的证券</text:p>
      <text:p text:style-name="Standard">109 <text:s/>601179 <text:s/>中国西电 <text:s/>... <text:s text:c="2"/>5078.01 <text:s text:c="39"/>涨幅偏离值达7%的证券</text:p>
      <text:p text:style-name="Standard">110 <text:s/>000971 <text:s/>高升控股 <text:s/>... <text:s text:c="2"/>3271.40 <text:s text:c="40"/>振幅值达15%的证券</text:p>
      <text:p text:style-name="Standard">111 <text:s/>000971 <text:s/>高升控股 <text:s/>... <text:s text:c="2"/>3271.40 <text:s text:c="39"/>跌幅偏离值达7%的证券</text:p>
      <text:p text:style-name="Standard">112 <text:s/>300730 <text:s/>科创信息 <text:s/>... <text:s text:c="5"/>0.00 <text:s text:c="40"/>换手率达20%的证券</text:p>
      <text:p text:style-name="Standard">113 <text:s/>300674 <text:s/>宇信科技 <text:s/>... <text:s text:c="2"/>1231.53 <text:s text:c="40"/>换手率达20%的证券</text:p>
      <text:p text:style-name="Standard">114 <text:s/>300659 <text:s/>中孚信息 <text:s/>... <text:s text:c="2"/>2358.72 <text:s text:c="40"/>振幅值达15%的证券</text:p>
      <text:p text:style-name="Standard">115 <text:s/>000810 <text:s/>创维数字 <text:s/>... <text:s text:c="3"/>911.03 <text:s text:c="39"/>跌幅偏离值达7%的证券</text:p>
      <text:p text:style-name="Standard">116 <text:s/>300195 <text:s/>长荣股份 <text:s/>... <text:s text:c="2"/>1739.94 <text:s text:c="27"/>连续三个交易日内，涨幅偏离值累计达20%的证券</text:p>
      <text:p text:style-name="Standard"><text:soft-page-break/>117 <text:s/>300249 <text:s text:c="2"/>依米康 <text:s/>... <text:s text:c="2"/>1011.68 <text:s text:c="39"/>跌幅偏离值达7%的证券</text:p>
      <text:p text:style-name="Standard">118 <text:s/>002949 <text:s/>华阳国际 <text:s/>... <text:s text:c="2"/>1394.06 <text:s/>连续三个交易日内，日均换手率与前五个交易日的日均换手率的比值达到30倍，且换手率累计达20%的股票</text:p>
      <text:p text:style-name="Standard">119 <text:s/>002949 <text:s/>华阳国际 <text:s/>... <text:s text:c="2"/>1394.06 <text:s text:c="40"/>换手率达20%的证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1"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宋体" style:font-family-asian="宋体"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 Regular1" style:font-family-complex="'Noto Sans CJK S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 Regular1" style:font-family-complex="'Noto Sans CJK S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Regular1" style:font-family-complex="'Noto Sans CJK SC Regular'"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2:41:25.667057915</meta:creation-date>
    <dc:date>2019-03-20T12:41:49.798576213</dc:date>
    <meta:editing-duration>PT28S</meta:editing-duration>
    <meta:editing-cycles>1</meta:editing-cycles>
    <meta:document-statistic meta:table-count="0" meta:image-count="0" meta:object-count="0" meta:page-count="10" meta:paragraph-count="433" meta:word-count="6279" meta:character-count="24041" meta:non-whitespace-character-count="13521"/>
    <meta:generator>LibreOffice/6.0.6.2$Linux_X86_64 LibreOffice_project/00m0$Build-2</meta:generator>
  </office:meta>
</office:document-meta>
</file>